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ba8" officeooo:paragraph-rsid="00148ba8"/>
    </style:style>
    <style:style style:name="P2" style:family="paragraph" style:parent-style-name="Standard">
      <style:text-properties fo:font-weight="bold" officeooo:rsid="00148ba8" officeooo:paragraph-rsid="00148ba8" style:font-weight-asian="bold" style:font-weight-complex="bold"/>
    </style:style>
    <style:style style:name="T1" style:family="text">
      <style:text-properties officeooo:rsid="00148ba8"/>
    </style:style>
    <style:style style:name="T2" style:family="text">
      <style:text-properties officeooo:rsid="00173e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ù personaggi</text:p>
      <text:p text:style-name="Standard">Un "personaggio principale"</text:p>
      <text:p text:style-name="Standard">Un "antagonista"</text:p>
      <text:p text:style-name="Standard">Supporting characters da ambo i lati</text:p>
      <text:p text:style-name="Standard"/>
      <text:p text:style-name="Standard">Ogni personaggio ha un obiettivo da raggiungere specifico e i personaggi vengono assegnati a caso.</text:p>
      <text:p text:style-name="Standard">Si gioca da 2 a <text:span text:style-name="T2">8</text:span>. Se si è solo in due si deve per forza scegliere il protagonista e l'antagonista. Se si è in di più, si creano effettivamente delle faide.</text:p>
      <text:p text:style-name="Standard"/>
      <text:p text:style-name="Standard">---</text:p>
      <text:p text:style-name="Standard"/>
      <text:p text:style-name="Standard">Una cosa tipo Mr Schadenfreude, ma con le carte dei tarocchi </text:p>
      <text:p text:style-name="Standard">All'inizio del turno viene assegnato chi viene ucciso (il primo turno è un NPC, poi diventano i giocatori)</text:p>
      <text:p text:style-name="Standard">I giocatori devono fare delle ipotesi (Azione Ipotesi), cercare indizi (Azione di Ricerca e Studio) o fare domande all'Entità.</text:p>
      <text:p text:style-name="Standard"/>
      <text:p text:style-name="Standard">Vincono i giocatori (e in quel caso, il primo che indovina chi è l'assassino) se l'assassino viene rivelato. Altrimenti, vince l'assassino.</text:p>
      <text:p text:style-name="Standard"/>
      <text:p text:style-name="Standard">L'assassino non deve far destare i sospetti su di sé. Per determina<text:span text:style-name="T1">re</text:span> chi è l'assassino si deve estrarre una carta e non farla vedere agli altri giocatori <text:span text:style-name="T1">fino alla fine del gioco</text:span>.</text:p>
      <text:p text:style-name="Standard"/>
      <text:p text:style-name="P1">Ambientazione: 1800, piccolo villaggio (Tipo una piazza di Johannesburg o un paese bavarese tipico) o il paese che ha ispirato Shinganshina di AoT.</text:p>
      <text:p text:style-name="P1"/>
      <text:p text:style-name="P2">Personaggi e Carte Tarocchi:</text:p>
      <text:p text:style-name="P1"/>
      <text:p text:style-name="P1">La Pretessa – High Priestess - <text:a xlink:type="simple" xlink:href="https://cdn.mysagestore.com/74db5e032e6fecb07f3130f646bb2751/contents/A4210_SVCHRM/A4210_SVCHRM.jpg" text:style-name="Internet_20_link" text:visited-style-name="Visited_20_Internet_20_Link">https://cdn.mysagestore.com/74db5e032e6fecb07f3130f646bb2751/contents/A4210_SVCHRM/A4210_SVCHRM.jpg</text:a> - </text:p>
      <text:p text:style-name="P1"/>
      <text:p text:style-name="P1">Colei che legge le annunciazioni delle morti e la maledizione inflitta al gruppo.</text:p>
      <text:p text:style-name="P1"/>
      <text:p text:style-name="P1">Il Cavaliere – La Giustizia - </text:p>
      <text:p text:style-name="P1"/>
      <text:p text:style-name="P1">Personaggio che porta una spada e difenderebbe i villeggianti con la sua stessa vita.</text:p>
      <text:p text:style-name="P1"/>
      <text:p text:style-name="P1">Il Becchino – La Morte</text:p>
      <text:p text:style-name="P1"/>
      <text:p text:style-name="P1">Si occupa dei riti funerari e di seppellire i corpi lasciati indietro dalle anime dei morti. Corre voce che sia in una relazione segreta con la Pretessa.</text:p>
      <text:p text:style-name="P1"/>
      <text:p text:style-name="P1">Villeggiante 1 – L’Appeso – Domestica</text:p>
      <text:p text:style-name="P1"/>
      <text:p text:style-name="P1">Prima vittima dell’Entità.</text:p>
      <text:p text:style-name="P1"/>
      <text:p text:style-name="P1">Villeggiante 2 – La Temperanza -</text:p>
      <text:p text:style-name="P1"/>
      <text:p text:style-name="P1">Il Cavaliere è innamorato di lei.</text:p>
      <text:p text:style-name="P1"/>
      <text:p text:style-name="P1">Villeggiante 3 – Il Giudizio</text:p>
      <text:p text:style-name="P1"><text:soft-page-break/></text:p>
      <text:p text:style-name="P1"/>
      <text:p text:style-name="P1">Villeggiante 4 – La Torre</text:p>
      <text:p text:style-name="P1"/>
      <text:p text:style-name="P1">Di carattere insofferente e indisponente</text:p>
      <text:p text:style-name="P1"/>
      <text:p text:style-name="P1">Villeggiante 5 – La Forza</text:p>
      <text:p text:style-name="P1"/>
      <text:p text:style-name="P1">Estremamente determinato.</text:p>
      <text:p text:style-name="P1"/>
      <text:p text:style-name="P1"/>
      <text:p text:style-name="P1">Non per forza in un gioco servono tutti i personaggi, ma alcuni sono fondamentali. Questi sono la PRETESSA, il CAVALIERE e il BECCHINO, gli altri possono essere NP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2:10:26.799000000</meta:creation-date>
    <dc:date>2024-07-07T14:24:43.504000000</dc:date>
    <meta:editing-duration>PT2H7M5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0" meta:word-count="324" meta:character-count="2077" meta:non-whitespace-character-count="1771"/>
  </office:meta>
</office:document-meta>
</file>